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Thumbnails/thumbnail.png" manifest:media-type="image/png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4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it" fo:country="IT" style:script-type="latin"/>
    </style:style>
    <style:style style:name="P2" style:family="paragraph" style:parent-style-name="Heading_20_1">
      <style:text-properties fo:language="it" fo:country="IT" style:script-type="latin"/>
    </style:style>
    <style:style style:name="P3" style:family="paragraph" style:parent-style-name="Standard">
      <style:text-properties fo:language="it" fo:country="IT" officeooo:rsid="00606500" officeooo:paragraph-rsid="00606500" style:script-type="latin"/>
    </style:style>
    <style:style style:name="P4" style:family="paragraph" style:parent-style-name="Standard" style:list-style-name="L1">
      <style:text-properties fo:language="it" fo:country="IT" style:script-type="latin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Lohit Devanagari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 style:parent-style-name="Standard" style:list-style-name="L1">
      <style:text-properties fo:language="it" fo:country="IT" officeooo:paragraph-rsid="0047d969" style:script-type="latin"/>
    </style:style>
    <style:style style:name="P13" style:family="paragraph" style:parent-style-name="Standard" style:list-style-name="L1">
      <style:text-properties fo:language="it" fo:country="IT" officeooo:paragraph-rsid="004798f3" style:script-type="latin"/>
    </style:style>
    <style:style style:name="P14" style:family="paragraph" style:parent-style-name="Standard" style:list-style-name="L1">
      <style:text-properties fo:language="it" fo:country="IT" officeooo:paragraph-rsid="005907c2" style:script-type="latin"/>
    </style:style>
    <style:style style:name="P15" style:family="paragraph" style:parent-style-name="Standard">
      <style:paragraph-properties fo:margin-left="1.251cm" fo:text-indent="0cm" style:auto-text-indent="false"/>
      <style:text-properties officeooo:paragraph-rsid="005907c2"/>
    </style:style>
    <style:style style:name="P16" style:family="paragraph" style:parent-style-name="Heading_20_1">
      <style:text-properties fo:language="it" fo:country="IT" officeooo:paragraph-rsid="004962a7" style:script-type="latin"/>
    </style:style>
    <style:style style:name="P17" style:family="paragraph" style:parent-style-name="Standard">
      <style:paragraph-properties style:writing-mode="lr-tb"/>
      <style:text-properties fo:font-style="normal" officeooo:rsid="004798f3" officeooo:paragraph-rsid="004962a7" style:font-style-asian="normal" style:font-style-complex="normal"/>
    </style:style>
    <style:style style:name="P18" style:family="paragraph" style:parent-style-name="Standard" style:list-style-name="L2">
      <style:text-properties fo:language="it" fo:country="IT" fo:font-style="normal" officeooo:rsid="004798f3" officeooo:paragraph-rsid="004ac7b6" style:font-style-asian="normal" style:font-style-complex="normal" style:script-type="latin"/>
    </style:style>
    <style:style style:name="P19" style:family="paragraph" style:parent-style-name="Standard" style:list-style-name="L2">
      <style:text-properties fo:language="it" fo:country="IT" fo:font-style="normal" officeooo:rsid="004798f3" officeooo:paragraph-rsid="004cb428" style:font-style-asian="normal" style:font-style-complex="normal" style:script-type="latin"/>
    </style:style>
    <style:style style:name="P20" style:family="paragraph" style:parent-style-name="Standard" style:list-style-name="L2">
      <style:text-properties fo:language="it" fo:country="IT" fo:font-style="normal" officeooo:rsid="004ed6f2" officeooo:paragraph-rsid="004ed6f2" style:font-style-asian="normal" style:font-style-complex="normal" style:script-type="latin"/>
    </style:style>
    <style:style style:name="P21" style:family="paragraph" style:parent-style-name="Standard">
      <style:text-properties fo:language="it" fo:country="IT" fo:font-style="normal" officeooo:rsid="00606500" officeooo:paragraph-rsid="00606500" style:font-style-asian="normal" style:font-style-complex="normal" style:script-type="latin"/>
    </style:style>
    <style:style style:name="P22" style:family="paragraph" style:parent-style-name="Standard" style:list-style-name="L1">
      <style:text-properties fo:language="it" fo:country="IT" fo:font-style="normal" officeooo:rsid="003e56fb" officeooo:paragraph-rsid="003e56fb" style:font-style-asian="normal" style:font-style-complex="normal" style:script-type="latin"/>
    </style:style>
    <style:style style:name="P23" style:family="paragraph" style:parent-style-name="Standard" style:list-style-name="L1">
      <style:text-properties fo:language="it" fo:country="IT" fo:font-style="normal" officeooo:rsid="003e56fb" officeooo:paragraph-rsid="003fd742" style:font-style-asian="normal" style:font-style-complex="normal" style:script-type="latin"/>
    </style:style>
    <style:style style:name="P24" style:family="paragraph" style:parent-style-name="Standard" style:list-style-name="L1">
      <style:paragraph-properties style:writing-mode="lr-tb"/>
      <style:text-properties fo:language="it" fo:country="IT" fo:font-style="normal" officeooo:rsid="003e56fb" officeooo:paragraph-rsid="003e56fb" style:font-style-asian="normal" style:font-style-complex="normal" style:script-type="latin"/>
    </style:style>
    <style:style style:name="P25" style:family="paragraph" style:parent-style-name="Standard" style:list-style-name="L1">
      <style:paragraph-properties style:writing-mode="lr-tb"/>
      <style:text-properties fo:language="it" fo:country="IT" fo:font-style="normal" officeooo:rsid="003fd742" officeooo:paragraph-rsid="003fd742" style:font-style-asian="normal" style:font-style-complex="normal" style:script-type="latin"/>
    </style:style>
    <style:style style:name="P26" style:family="paragraph" style:parent-style-name="Standard" style:list-style-name="L1">
      <style:paragraph-properties style:writing-mode="lr-tb"/>
      <style:text-properties fo:language="it" fo:country="IT" fo:font-style="normal" officeooo:rsid="0040867f" officeooo:paragraph-rsid="0040867f" style:font-style-asian="normal" style:font-style-complex="normal" style:script-type="latin"/>
    </style:style>
    <style:style style:name="P27" style:family="paragraph" style:parent-style-name="Heading_20_1">
      <style:text-properties officeooo:rsid="0059475f" officeooo:paragraph-rsid="0059475f"/>
    </style:style>
    <style:style style:name="P28" style:family="paragraph" style:parent-style-name="Text_20_body" style:list-style-name="L3">
      <style:text-properties officeooo:rsid="0059475f" officeooo:paragraph-rsid="0059c2aa"/>
    </style:style>
    <style:style style:name="P29" style:family="paragraph" style:parent-style-name="Text_20_body" style:list-style-name="L3">
      <style:text-properties officeooo:rsid="0059475f" officeooo:paragraph-rsid="00622333"/>
    </style:style>
    <style:style style:name="P30" style:family="paragraph" style:parent-style-name="Text_20_body" style:list-style-name="L3">
      <style:text-properties fo:language="it" fo:country="IT" officeooo:rsid="00622333" officeooo:paragraph-rsid="0062dda6" style:script-type="latin"/>
    </style:style>
    <style:style style:name="P31" style:family="paragraph" style:parent-style-name="Text_20_body" style:list-style-name="L3">
      <style:text-properties fo:language="it" fo:country="IT" officeooo:rsid="0061e8d8" officeooo:paragraph-rsid="005bfb73" style:script-type="latin"/>
    </style:style>
    <style:style style:name="T1" style:family="text">
      <style:text-properties officeooo:rsid="0064d2ed"/>
    </style:style>
    <style:style style:name="T2" style:family="text">
      <style:text-properties officeooo:rsid="001b0b9f"/>
    </style:style>
    <style:style style:name="T3" style:family="text">
      <style:text-properties fo:font-style="italic" officeooo:rsid="001b0b9f" style:font-style-asian="italic" style:font-style-complex="italic"/>
    </style:style>
    <style:style style:name="T4" style:family="text">
      <style:text-properties style:text-position="0% 100%" officeooo:rsid="001b0b9f"/>
    </style:style>
    <style:style style:name="T5" style:family="text">
      <style:text-properties style:text-position="0% 100%" officeooo:rsid="0059c2aa"/>
    </style:style>
    <style:style style:name="T6" style:family="text">
      <style:text-properties style:text-position="0% 100%" fo:font-style="italic" officeooo:rsid="001b0b9f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sub 58%" fo:font-size="8pt" style:font-size-asian="8pt" style:font-size-complex="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Lohit Devanagari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officeooo:rsid="0031aef1"/>
    </style:style>
    <style:style style:name="T12" style:family="text">
      <style:text-properties officeooo:rsid="0047d969"/>
    </style:style>
    <style:style style:name="T13" style:family="text">
      <style:text-properties officeooo:rsid="00467249"/>
    </style:style>
    <style:style style:name="T14" style:family="text">
      <style:text-properties officeooo:rsid="003e56fb"/>
    </style:style>
    <style:style style:name="T15" style:family="text">
      <style:text-properties officeooo:rsid="00367bcf"/>
    </style:style>
    <style:style style:name="T16" style:family="text">
      <style:text-properties officeooo:rsid="0030b79e"/>
    </style:style>
    <style:style style:name="T17" style:family="text">
      <style:text-properties officeooo:rsid="00236bf5"/>
    </style:style>
    <style:style style:name="T18" style:family="text">
      <style:text-properties officeooo:rsid="00281273"/>
    </style:style>
    <style:style style:name="T19" style:family="text">
      <style:text-properties fo:font-style="italic" officeooo:rsid="00236bf5" style:font-style-asian="italic" style:font-style-complex="italic"/>
    </style:style>
    <style:style style:name="T20" style:family="text">
      <style:text-properties officeooo:rsid="00256653"/>
    </style:style>
    <style:style style:name="T21" style:family="text">
      <style:text-properties fo:font-style="italic" officeooo:rsid="00256653" style:font-style-asian="italic" style:font-style-complex="italic"/>
    </style:style>
    <style:style style:name="T22" style:family="text">
      <style:text-properties style:text-position="sub 58%" fo:font-style="italic" officeooo:rsid="00256653" style:font-style-asian="italic" style:font-style-complex="italic"/>
    </style:style>
    <style:style style:name="T23" style:family="text">
      <style:text-properties officeooo:rsid="0043a6f1"/>
    </style:style>
    <style:style style:name="T24" style:family="text">
      <style:text-properties officeooo:rsid="002a44cb"/>
    </style:style>
    <style:style style:name="T25" style:family="text">
      <style:text-properties officeooo:rsid="002a7e0e"/>
    </style:style>
    <style:style style:name="T26" style:family="text">
      <style:text-properties fo:font-style="italic" officeooo:rsid="002a7e0e" style:font-style-asian="italic" style:font-style-complex="italic"/>
    </style:style>
    <style:style style:name="T27" style:family="text">
      <style:text-properties fo:font-style="italic" officeooo:rsid="0030b79e" style:font-style-asian="italic" style:font-style-complex="italic"/>
    </style:style>
    <style:style style:name="T28" style:family="text">
      <style:text-properties fo:font-style="normal" officeooo:rsid="0030b79e" style:font-style-asian="normal" style:font-style-complex="normal"/>
    </style:style>
    <style:style style:name="T29" style:family="text">
      <style:text-properties fo:font-style="normal" officeooo:rsid="005907c2" style:font-style-asian="normal" style:font-style-complex="normal"/>
    </style:style>
    <style:style style:name="T30" style:family="text">
      <style:text-properties fo:font-style="normal" officeooo:rsid="0039816c" style:font-style-asian="normal" style:font-style-complex="normal"/>
    </style:style>
    <style:style style:name="T31" style:family="text">
      <style:text-properties fo:font-style="normal" officeooo:rsid="003e56fb" style:font-style-asian="normal" style:font-style-complex="normal"/>
    </style:style>
    <style:style style:name="T32" style:family="text">
      <style:text-properties fo:font-style="normal" officeooo:rsid="003aaa25" style:font-style-asian="normal" style:font-style-complex="normal"/>
    </style:style>
    <style:style style:name="T33" style:family="text">
      <style:text-properties fo:font-style="normal" officeooo:rsid="00236bf5" style:font-style-asian="normal" style:font-style-complex="normal"/>
    </style:style>
    <style:style style:name="T34" style:family="text">
      <style:text-properties fo:font-style="normal" officeooo:rsid="00367bcf" style:font-style-asian="normal" style:font-style-complex="normal"/>
    </style:style>
    <style:style style:name="T35" style:family="text">
      <style:text-properties fo:language="it" fo:country="IT" officeooo:rsid="005907c2" style:script-type="latin"/>
    </style:style>
    <style:style style:name="T36" style:family="text">
      <style:text-properties fo:language="it" fo:country="IT" officeooo:rsid="0030b79e" style:script-type="latin"/>
    </style:style>
    <style:style style:name="T37" style:family="text">
      <style:text-properties fo:language="it" fo:country="IT" fo:font-style="italic" fo:font-weight="normal" officeooo:rsid="0030b79e" style:font-style-asian="italic" style:font-weight-asian="normal" style:font-style-complex="italic" style:font-weight-complex="normal" style:script-type="latin"/>
    </style:style>
    <style:style style:name="T38" style:family="text">
      <style:text-properties fo:language="it" fo:country="IT" officeooo:rsid="0031aef1" style:script-type="latin"/>
    </style:style>
    <style:style style:name="T39" style:family="text">
      <style:text-properties fo:language="it" fo:country="IT" officeooo:rsid="0066baa0" style:script-type="latin"/>
    </style:style>
    <style:style style:name="T40" style:family="text">
      <style:text-properties fo:language="it" fo:country="IT" officeooo:rsid="0047d969" style:script-type="latin"/>
    </style:style>
    <style:style style:name="T41" style:family="text">
      <style:text-properties fo:language="it" fo:country="IT" style:script-type="latin"/>
    </style:style>
    <style:style style:name="T42" style:family="text">
      <style:text-properties fo:language="it" fo:country="IT" officeooo:rsid="004ac7b6" style:script-type="latin"/>
    </style:style>
    <style:style style:name="T43" style:family="text">
      <style:text-properties officeooo:rsid="0029f32d"/>
    </style:style>
    <style:style style:name="T44" style:family="text">
      <style:text-properties officeooo:rsid="00290ede"/>
    </style:style>
    <style:style style:name="T45" style:family="text">
      <style:text-properties officeooo:rsid="0020ded6"/>
    </style:style>
    <style:style style:name="T46" style:family="text">
      <style:text-properties officeooo:rsid="004ac7b6"/>
    </style:style>
    <style:style style:name="T47" style:family="text">
      <style:text-properties officeooo:rsid="004cb428"/>
    </style:style>
    <style:style style:name="T48" style:family="text">
      <style:text-properties officeooo:rsid="004d8c14"/>
    </style:style>
    <style:style style:name="T49" style:family="text">
      <style:text-properties officeooo:rsid="004fba02"/>
    </style:style>
    <style:style style:name="T50" style:family="text">
      <style:text-properties officeooo:rsid="0051a74e"/>
    </style:style>
    <style:style style:name="T51" style:family="text">
      <style:text-properties fo:language="en" fo:country="US"/>
    </style:style>
    <style:style style:name="T52" style:family="text">
      <style:text-properties officeooo:rsid="006188fa"/>
    </style:style>
    <style:style style:name="T53" style:family="text">
      <style:text-properties officeooo:rsid="0061e8d8"/>
    </style:style>
    <style:style style:name="T54" style:family="text">
      <style:text-properties officeooo:rsid="003fd742"/>
    </style:style>
    <style:style style:name="T55" style:family="text">
      <style:text-properties fo:language="en" fo:country="US" officeooo:rsid="003fd742"/>
    </style:style>
    <style:style style:name="T56" style:family="text">
      <style:text-properties officeooo:rsid="0040867f"/>
    </style:style>
    <style:style style:name="T57" style:family="text">
      <style:text-properties officeooo:rsid="00424bf3"/>
    </style:style>
    <style:style style:name="T58" style:family="text">
      <style:text-properties fo:language="en" fo:country="US" officeooo:rsid="005c536a" style:script-type="latin"/>
    </style:style>
    <style:style style:name="T59" style:family="text">
      <style:text-properties fo:language="en" fo:country="US" style:script-type="latin"/>
    </style:style>
    <style:style style:name="T60" style:family="text">
      <style:text-properties officeooo:rsid="005c536a"/>
    </style:style>
    <style:style style:name="T61" style:family="text">
      <style:text-properties officeooo:rsid="0059c2aa"/>
    </style:style>
    <style:style style:name="T62" style:family="text">
      <style:text-properties officeooo:rsid="005aee20"/>
    </style:style>
    <style:style style:name="T63" style:family="text">
      <style:text-properties fo:language="it" fo:country="IT" officeooo:rsid="002a7e0e" style:script-type="latin"/>
    </style:style>
    <style:style style:name="T64" style:family="text">
      <style:text-properties fo:language="it" fo:country="IT" officeooo:rsid="0059c2aa" style:script-type="latin"/>
    </style:style>
    <style:style style:name="T65" style:family="text">
      <style:text-properties fo:language="it" fo:country="IT" officeooo:rsid="005dacd8" style:script-type="latin"/>
    </style:style>
    <style:style style:name="T66" style:family="text">
      <style:text-properties fo:language="it" fo:country="IT" officeooo:rsid="005aee20" style:script-type="latin"/>
    </style:style>
    <style:style style:name="T67" style:family="text">
      <style:text-properties fo:language="it" fo:country="IT" officeooo:rsid="005bfb73" style:script-type="latin"/>
    </style:style>
    <style:style style:name="T68" style:family="text">
      <style:text-properties fo:language="it" fo:country="IT" officeooo:rsid="005ef787" style:script-type="latin"/>
    </style:style>
    <style:style style:name="T69" style:family="text">
      <style:text-properties fo:language="it" fo:country="IT" officeooo:rsid="00606500" style:script-type="latin"/>
    </style:style>
    <style:style style:name="T70" style:family="text">
      <style:text-properties fo:language="it" fo:country="IT" fo:font-style="italic" officeooo:rsid="005bfb73" style:font-style-asian="italic" style:font-style-complex="italic" style:script-type="latin"/>
    </style:style>
    <style:style style:name="T71" style:family="text">
      <style:text-properties officeooo:rsid="005bfb73"/>
    </style:style>
    <style:style style:name="T72" style:family="text">
      <style:text-properties fo:language="en" fo:country="US" officeooo:rsid="005bfb73"/>
    </style:style>
    <style:style style:name="T73" style:family="text">
      <style:text-properties fo:language="it" fo:country="IT" officeooo:rsid="005c536a" style:script-type="latin"/>
    </style:style>
    <style:style style:name="T74" style:family="text">
      <style:text-properties fo:language="it" fo:country="IT" officeooo:rsid="0061e8d8" style:script-type="latin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officeooo:rsid="00675b79"/>
    </style:style>
    <style:style style:name="T77" style:family="text">
      <style:text-properties officeooo:rsid="0062dda6"/>
    </style:style>
    <style:style style:name="fr1" style:family="graphic" style:parent-style-name="Formula">
      <style:graphic-properties style:vertical-pos="from-top" style:horizontal-pos="from-left" style:horizontal-rel="paragraph-content" fo:background-color="#ffffff" style:background-transparency="0%" draw:fill="solid" draw:fill-color="#ffffff" draw:opacity="100%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0.06pt solid #000000" style:flow-with-text="true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62cm" fo:min-width="0.362cm" loext:decorative="false" style:run-through="foreground"/>
    </style:style>
    <style:style style:name="gr3" style:family="graphic">
      <style:graphic-properties svg:stroke-width="0cm" draw:marker-start-width="0.353cm" draw:marker-end="Estremità_20_linea_20_2" draw:marker-end-width="0.353cm" draw:fill="none" draw:textarea-horizontal-align="center" draw:textarea-vertical-align="middle" fo:padding-top="0cm" fo:padding-bottom="0cm" fo:padding-left="0cm" fo:padding-right="0cm" loext:decorative="false" style:run-through="foreground"/>
    </style:style>
    <style:style style:name="gr4" style:family="graphic">
      <style:graphic-properties draw:stroke="none" draw:fill="none" draw:fill-color="#ffffff" fo:min-height="0.432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draw:textarea-vertical-align="middle" fo:min-height="0.432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draw:textarea-vertical-align="middle" fo:min-height="0.459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i neurali</text:p>
      <text:h text:style-name="P2" text:outline-level="1">Componenti della rete (a livelli)</text:h>
      <text:p text:style-name="P3">Si considera una rete neurale costituita di strati (livelli) di unità collegate a tutte e soltanto le unità del livello precedente. Il primo livello <text:span text:style-name="T1">riceve</text:span> i valori in ingresso, l’ultimo <text:span text:style-name="T1">produce </text:span>quelli in uscita.</text:p>
      <text:list xml:id="list2355516310" text:style-name="L1">
        <text:list-item>
          <text:p text:style-name="P4"><text:span text:style-name="T2">Unità: su livello </text:span><text:span text:style-name="T3">i</text:span><text:span text:style-name="T2"> (precedente) e livello </text:span><text:span text:style-name="T3">j</text:span><text:span text:style-name="T2"> (attuale)</text:span></text:p>
        </text:list-item>
        <text:list-item>
          <text:p text:style-name="P4">Attività dell’unità: <draw:frame draw:style-name="fr1" draw:name="Oggetto2" text:anchor-type="as-char" svg:y="-0.379cm" svg:width="0.39cm" svg:height="0.534cm" draw:z-index="33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"><text:span text:style-name="T2">Pesi: </text:span><text:span text:style-name="T4"><draw:frame draw:style-name="fr2" draw:name="Oggetto3" text:anchor-type="as-char" svg:y="-0.379cm" svg:width="0.466cm" svg:height="0.534cm" draw:z-index="41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del collegamento tra </text:span><text:span text:style-name="T5">l’unità </text:span><text:span text:style-name="T6">j</text:span><text:span text:style-name="T4"> ed </text:span><text:span text:style-name="T5">le unità </text:span><text:span text:style-name="T6">i</text:span><text:span text:style-name="T4"> precedenti.</text:span></text:p>
        </text:list-item>
        <text:list-item>
          <text:p text:style-name="P4"><draw:frame draw:style-name="fr3" draw:name="Cornice1" text:anchor-type="paragraph" svg:y="0.011cm" svg:width="11.901cm" style:rel-width="70%" draw:z-index="2"><draw:text-box fo:min-height="4.001cm"><text:p text:style-name="Frame_20_contents"><draw:g text:anchor-type="paragraph" draw:z-index="3" draw:name="DrawObject1" draw:style-name="gr1"><draw:custom-shape draw:name="Forma 1" draw:style-name="gr2" draw:text-style-name="P5" svg:width="0.511cm" svg:height="0.511cm" svg:x="4.378cm" svg:y="0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2" draw:style-name="gr2" draw:text-style-name="P5" svg:width="0.511cm" svg:height="0.511cm" svg:x="5.256cm" svg:y="0.8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4" draw:style-name="gr2" draw:text-style-name="P5" svg:width="0.511cm" svg:height="0.511cm" svg:x="3.455cm" svg:y="2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5" draw:style-name="gr2" draw:text-style-name="P5" svg:width="0.511cm" svg:height="0.511cm" svg:x="4.333cm" svg:y="2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6" draw:style-name="gr2" draw:text-style-name="P5" svg:width="0.511cm" svg:height="0.511cm" svg:x="5.27cm" svg:y="2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7" draw:style-name="gr2" draw:text-style-name="P5" svg:width="0.511cm" svg:height="0.511cm" svg:x="6.194cm" svg:y="2.5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ea 1" draw:style-name="gr3" draw:text-style-name="P6" svg:x1="3.832cm" svg:y1="2.584cm" svg:x2="4.472cm" svg:y2="1.289cm"><text:p/></draw:line><draw:line draw:name="Linea 2" draw:style-name="gr3" draw:text-style-name="P6" svg:x1="6.277cm" svg:y1="2.639cm" svg:x2="4.845cm" svg:y2="1.224cm"><text:p/></draw:line><draw:line draw:name="Linea 3" draw:style-name="gr3" draw:text-style-name="P6" svg:x1="5.397cm" svg:y1="2.582cm" svg:x2="4.773cm" svg:y2="1.293cm"><text:p/></draw:line><draw:line draw:name="Linea 4" draw:style-name="gr3" draw:text-style-name="P6" svg:x1="4.602cm" svg:y1="2.584cm" svg:x2="4.602cm" svg:y2="1.351cm"><text:p/></draw:line></draw:g><draw:frame text:anchor-type="paragraph" draw:z-index="9" draw:name="Cornice di testo 2" draw:style-name="gr4" draw:text-style-name="P7" svg:width="2.343cm" svg:height="0.433cm" svg:x="7.41cm" svg:y="0.852cm"><draw:text-box><text:p><text:span text:style-name="T7">Unità 0...j...M</text:span></text:p></draw:text-box></draw:frame><draw:frame text:anchor-type="paragraph" draw:z-index="10" draw:name="Cornice di testo 1" draw:style-name="gr4" draw:text-style-name="P7" svg:width="2.343cm" svg:height="0.433cm" svg:x="7.41cm" svg:y="2.563cm"><draw:text-box><text:p><text:span text:style-name="T7">Unità 0...i...N</text:span></text:p></draw:text-box></draw:frame><draw:frame text:anchor-type="paragraph" draw:z-index="11" draw:name="Cornice di testo 3" draw:style-name="gr5" draw:text-style-name="P9" svg:width="0.507cm" svg:height="0.433cm" svg:x="3.515cm" svg:y="1.928cm"><draw:text-box><text:p text:style-name="P8"><text:span text:style-name="T8">w</text:span><text:span text:style-name="T9">ij</text:span></text:p></draw:text-box></draw:frame><draw:frame text:anchor-type="paragraph" draw:z-index="12" draw:name="Cornice di testo 4" draw:style-name="gr5" draw:text-style-name="P10" svg:width="0.276cm" svg:height="0.433cm" svg:x="4.17cm" svg:y="0.459cm"><draw:text-box><text:p text:style-name="P8"><text:span text:style-name="T8">y</text:span><text:span text:style-name="T9">j</text:span></text:p></draw:text-box></draw:frame><draw:frame text:anchor-type="paragraph" draw:z-index="13" draw:name="Cornice di testo 5" draw:style-name="gr5" draw:text-style-name="P10" svg:width="0.541cm" svg:height="0.433cm" svg:x="2.854cm" svg:y="2.409cm"><draw:text-box><text:p text:style-name="P8"><text:span text:style-name="T8">y</text:span><text:span text:style-name="T9">i</text:span></text:p></draw:text-box></draw:frame><draw:frame text:anchor-type="paragraph" draw:z-index="17" draw:name="Cornice di testo 6" draw:style-name="gr5" draw:text-style-name="P9" svg:width="0.523cm" svg:height="0.433cm" svg:x="4.397cm" svg:y="0.072cm"><draw:text-box><text:p text:style-name="P8"><text:span text:style-name="T8">d</text:span><text:span text:style-name="T9">j</text:span></text:p></draw:text-box></draw:frame><draw:frame text:anchor-type="paragraph" draw:z-index="18" draw:name="Cornice di testo 7" draw:style-name="gr5" draw:text-style-name="P9" svg:width="0.394cm" svg:height="0.433cm" svg:x="3.833cm" svg:y="1.349cm"><draw:text-box><text:p text:style-name="P8"><text:span text:style-name="T8">x</text:span><text:span text:style-name="T9">j</text:span></text:p></draw:text-box></draw:frame><draw:frame text:anchor-type="paragraph" draw:z-index="19" draw:name="Cornice di testo 8" draw:style-name="gr6" draw:text-style-name="P11" svg:width="0.533cm" svg:height="0.459cm" svg:x="3.694cm" svg:y="0.891cm"><draw:text-box><text:p text:style-name="P8"><text:span text:style-name="T10">F()</text:span></text:p></draw:text-box></draw:frame></text:p></draw:text-box></draw:frame><text:span text:style-name="T2">Ingresso complessivo dell’unità </text:span><text:span text:style-name="T3">j</text:span><text:span text:style-name="T2">: </text:span><text:span text:style-name="T2"><draw:frame draw:style-name="fr2" draw:name="Oggetto1" text:anchor-type="as-char" svg:y="-0.434cm" svg:width="2.226cm" svg:height="0.866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/text:span><text:span text:style-name="T11">[1]</text:span></text:p>
        </text:list-item>
        <text:list-item>
          <text:p text:style-name="P12"><text:span text:style-name="T12">F</text:span>unzione di attivazione <draw:frame draw:style-name="fr1" draw:name="Oggetto5" text:anchor-type="as-char" svg:y="-0.388cm" svg:width="0.9cm" svg:height="0.512cm" draw:z-index="42"><draw:object xlink:href="./Object 5" xlink:type="simple" xlink:show="embed" xlink:actuate="onLoad"/><draw:image xlink:href="./ObjectReplacements/Object 5" xlink:type="simple" xlink:show="embed" xlink:actuate="onLoad"/><svg:desc>formula</svg:desc></draw:frame><text:s/><text:span text:style-name="T12">e attività dell’unità; </text:span><draw:frame draw:style-name="fr1" draw:name="Oggetto4" text:anchor-type="as-char" svg:y="-0.388cm" svg:width="1.767cm" svg:height="0.543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text:tab/><text:span text:style-name="T11">[2]</text:span></text:p>
        </text:list-item>
        <text:list-item>
          <text:p text:style-name="P13"><text:span text:style-name="T12">Derivata dell’attività all’ingresso complessivo;</text:span> <draw:frame draw:style-name="fr2" draw:name="Oggetto6" text:anchor-type="as-char" svg:y="-0.684cm" svg:width="2.177cm" svg:height="1.131cm" draw:z-index="43"><draw:object xlink:href="./Object 6" xlink:type="simple" xlink:show="embed" xlink:actuate="onLoad"/><draw:image xlink:href="./ObjectReplacements/Object 6" xlink:type="simple" xlink:show="embed" xlink:actuate="onLoad"/><svg:desc>formula</svg:desc></draw:frame><text:tab/><text:span text:style-name="T13">[3]</text:span></text:p>
        </text:list-item>
        <text:list-item>
          <text:p text:style-name="P4">Uscita desiderata: <draw:frame draw:style-name="fr2" draw:name="Oggetto8" text:anchor-type="as-char" svg:y="-0.379cm" svg:width="0.365cm" svg:height="0.534cm" draw:z-index="5"><draw:object xlink:href="./Object 8" xlink:type="simple" xlink:show="embed" xlink:actuate="onLoad"/><draw:image xlink:href="./ObjectReplacements/Object 8" xlink:type="simple" xlink:show="embed" xlink:actuate="onLoad"/></draw:frame><text:s/><text:tab/><text:span text:style-name="T14">[4]</text:span></text:p>
        </text:list-item>
      </text:list>
      <text:h text:style-name="P2" text:outline-level="1">Errore complessivo e dipendenze</text:h>
      <text:list xml:id="list154310033974469" text:continue-numbering="true" text:style-name="L1">
        <text:list-item>
          <text:p text:style-name="P4">Errore complessivo delle unità di uscita: <draw:frame draw:style-name="fr2" draw:name="Oggetto9" text:anchor-type="as-char" svg:y="-0.621cm" svg:width="3.203cm" svg:height="1.053cm" draw:z-index="6"><draw:object xlink:href="./Object 9" xlink:type="simple" xlink:show="embed" xlink:actuate="onLoad"/><draw:image xlink:href="./ObjectReplacements/Object 9" xlink:type="simple" xlink:show="embed" xlink:actuate="onLoad"/></draw:frame><text:s/><text:tab/><text:span text:style-name="T15">[</text:span><text:span text:style-name="T14">5</text:span><text:span text:style-name="T15">]</text:span><text:tab/></text:p>
        </text:list-item>
        <text:list-item>
          <text:p text:style-name="P4"><text:span text:style-name="T16">Derivata </text:span><text:span text:style-name="T17">dell’errore totale </text:span><text:span text:style-name="T18">al variare de</text:span><text:span text:style-name="T17">ll’attività dell’unità di uscita </text:span><text:span text:style-name="T19">j</text:span><text:span text:style-name="T17">:<text:line-break/></text:span><draw:frame draw:style-name="fr2" draw:name="Oggetto10" text:anchor-type="as-char" svg:y="-0.621cm" svg:width="4.015cm" svg:height="1.067cm" draw:z-index="7"><draw:object xlink:href="./Object 10" xlink:type="simple" xlink:show="embed" xlink:actuate="onLoad"/><draw:image xlink:href="./ObjectReplacements/Object 10" xlink:type="simple" xlink:show="embed" xlink:actuate="onLoad"/></draw:frame><text:tab/><text:span text:style-name="T15">[</text:span><text:span text:style-name="T14">6</text:span><text:span text:style-name="T15">]</text:span><text:tab/><text:tab/><text:tab/><text:tab/><text:tab/><text:tab/><text:tab/></text:p>
        </text:list-item>
        <text:list-item>
          <text:p text:style-name="P4"><text:span text:style-name="T16">Derivata </text:span><text:span text:style-name="T17">dell’errore totale </text:span><text:span text:style-name="T18">al variare de</text:span><text:span text:style-name="T17">ll’</text:span><text:span text:style-name="T20">ingresso </text:span><text:span text:style-name="T21">x</text:span><text:span text:style-name="T22">i</text:span><text:span text:style-name="T20"> dell’unità </text:span><text:span text:style-name="T21">j</text:span><text:span text:style-name="T17">, </text:span><text:span text:style-name="T23">con la [6] e la [2]:</text:span><text:span text:style-name="T17"><text:line-break/></text:span><text:span text:style-name="T17"><draw:frame draw:style-name="fr2" draw:name="Oggetto11" text:anchor-type="as-char" svg:y="-0.684cm" svg:width="5.611cm" svg:height="1.131cm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24"><text:tab/></text:span><text:span text:style-name="T15">[</text:span><text:span text:style-name="T14">7</text:span><text:span text:style-name="T15">]</text:span><text:span text:style-name="T17"> </text:span></text:p>
        </text:list-item>
        <text:list-item>
          <text:p text:style-name="P4"><text:soft-page-break/><text:span text:style-name="T16">Derivata </text:span><text:span text:style-name="T17">dell’errore totale </text:span><text:span text:style-name="T18">al variare </text:span><text:span text:style-name="T25">del peso </text:span><text:span text:style-name="T25"><draw:frame draw:style-name="fr2" draw:name="Oggetto13" text:anchor-type="as-char" svg:y="-0.379cm" svg:width="0.466cm" svg:height="0.534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"><text:s/>del collegamento tra l’unità </text:span><text:span text:style-name="T26">j</text:span><text:span text:style-name="T25"> e l’unità </text:span><text:span text:style-name="T26">i</text:span><text:span text:style-name="T25"> del livello prevedente:<text:line-break/></text:span><text:span text:style-name="T25"><draw:frame draw:style-name="fr2" draw:name="Oggetto17" text:anchor-type="as-char" svg:y="-0.684cm" svg:width="6.611cm" svg:height="1.131cm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25"><text:tab/></text:span><text:span text:style-name="T15">[</text:span><text:span text:style-name="T14">8</text:span><text:span text:style-name="T15">]</text:span></text:p>
          <text:p text:style-name="P4"><draw:frame draw:style-name="fr3" draw:name="Cornice2" text:anchor-type="paragraph" svg:y="0.011cm" svg:width="11.901cm" style:rel-width="70%" draw:z-index="0"><draw:text-box fo:min-height="4.001cm"><text:p text:style-name="Frame_20_contents"><draw:frame text:anchor-type="paragraph" draw:z-index="20" draw:name="Cornice di testo 9" draw:style-name="gr4" draw:text-style-name="P7" svg:width="2.343cm" svg:height="0.433cm" svg:x="7.41cm" svg:y="0.852cm"><draw:text-box><text:p><text:span text:style-name="T7">Unità 0...j...M</text:span></text:p></draw:text-box></draw:frame><draw:frame text:anchor-type="paragraph" draw:z-index="21" draw:name="Cornice di testo 10" draw:style-name="gr4" draw:text-style-name="P7" svg:width="2.343cm" svg:height="0.433cm" svg:x="7.41cm" svg:y="2.563cm"><draw:text-box><text:p><text:span text:style-name="T7">Unità 0...i...N</text:span></text:p></draw:text-box></draw:frame><draw:frame text:anchor-type="paragraph" draw:z-index="27" draw:name="Cornice di testo 11" draw:style-name="gr5" draw:text-style-name="P9" svg:width="0.507cm" svg:height="0.433cm" svg:x="3.464cm" svg:y="1.894cm"><draw:text-box><text:p text:style-name="P8"><text:span text:style-name="T8">w</text:span><text:span text:style-name="T9">ij</text:span></text:p></draw:text-box></draw:frame><draw:frame text:anchor-type="paragraph" draw:z-index="28" draw:name="Cornice di testo 12" draw:style-name="gr5" draw:text-style-name="P10" svg:width="0.276cm" svg:height="0.433cm" svg:x="2.828cm" svg:y="0.93cm"><draw:text-box><text:p text:style-name="P8"><text:span text:style-name="T8">y</text:span><text:span text:style-name="T9">j</text:span></text:p></draw:text-box></draw:frame><draw:frame text:anchor-type="paragraph" draw:z-index="29" draw:name="Cornice di testo 13" draw:style-name="gr5" draw:text-style-name="P10" svg:width="0.541cm" svg:height="0.433cm" svg:x="2.533cm" svg:y="2.66cm"><draw:text-box><text:p text:style-name="P8"><text:span text:style-name="T8">y</text:span><text:span text:style-name="T9">i</text:span></text:p></draw:text-box></draw:frame><draw:frame text:anchor-type="paragraph" draw:z-index="30" draw:name="Cornice di testo 14" draw:style-name="gr5" draw:text-style-name="P9" svg:width="0.523cm" svg:height="0.433cm" svg:x="2.316cm" svg:y="0.335cm"><draw:text-box><text:p text:style-name="P8"><text:span text:style-name="T8">d</text:span><text:span text:style-name="T9">j</text:span></text:p></draw:text-box></draw:frame><draw:frame text:anchor-type="paragraph" draw:z-index="31" draw:name="Cornice di testo 15" draw:style-name="gr5" draw:text-style-name="P9" svg:width="0.394cm" svg:height="0.433cm" svg:x="2.088cm" svg:y="0.937cm"><draw:text-box><text:p text:style-name="P8"><text:span text:style-name="T8">x</text:span><text:span text:style-name="T9">j</text:span></text:p></draw:text-box></draw:frame><draw:g text:anchor-type="paragraph" draw:z-index="32" draw:name="DrawObject2" draw:style-name="gr1"><draw:custom-shape draw:name="Forma 13" draw:style-name="gr2" draw:text-style-name="P5" svg:width="0.511cm" svg:height="0.511cm" svg:x="4.454cm" svg:y="0.9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4" draw:style-name="gr2" draw:text-style-name="P5" svg:width="0.511cm" svg:height="0.511cm" svg:x="5.331cm" svg:y="0.9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5" draw:style-name="gr2" draw:text-style-name="P5" svg:width="0.511cm" svg:height="0.511cm" svg:x="3.53cm" svg:y="2.7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6" draw:style-name="gr2" draw:text-style-name="P5" svg:width="0.511cm" svg:height="0.511cm" svg:x="4.408cm" svg:y="2.7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17" draw:style-name="gr2" draw:text-style-name="P5" svg:width="0.511cm" svg:height="0.511cm" svg:x="5.345cm" svg:y="2.7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ea 9" draw:style-name="gr3" draw:text-style-name="P6" svg:x1="4.524cm" svg:y1="2.757cm" svg:x2="3.907cm" svg:y2="1.416cm"><text:p/></draw:line><draw:line draw:name="Linea 10" draw:style-name="gr3" draw:text-style-name="P6" svg:x1="4.849cm" svg:y1="2.817cm" svg:x2="6.294cm" svg:y2="1.418cm"><text:p/></draw:line><draw:line draw:name="Linea 11" draw:style-name="gr3" draw:text-style-name="P6" svg:x1="4.794cm" svg:y1="2.748cm" svg:x2="5.454cm" svg:y2="1.418cm"><text:p/></draw:line><draw:custom-shape draw:name="Forma 3" draw:style-name="gr2" draw:text-style-name="P5" svg:width="0.511cm" svg:height="0.511cm" svg:x="6.192cm" svg:y="0.9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 8" draw:style-name="gr2" draw:text-style-name="P5" svg:width="0.511cm" svg:height="0.511cm" svg:x="3.546cm" svg:y="0.9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nea 5" draw:style-name="gr3" draw:text-style-name="P6" svg:x1="4.653cm" svg:y1="2.711cm" svg:x2="4.713cm" svg:y2="1.478cm"><text:p/></draw:line></draw:g></text:p></draw:text-box></draw:frame></text:p>
        </text:list-item>
        <text:list-item>
          <text:p text:style-name="P14"><text:span text:style-name="T16">Derivata </text:span><text:span text:style-name="T17">dell’errore totale </text:span><text:span text:style-name="T18">al variare de</text:span><text:span text:style-name="T17">ll’attività dell’unità </text:span><text:span text:style-name="T27">i</text:span><text:span text:style-name="T28"> del livello precedente </text:span><text:span text:style-name="T29">(c</text:span><text:span text:style-name="T30">on l</text:span><text:span text:style-name="T29">a</text:span><text:span text:style-name="T30"> [</text:span><text:span text:style-name="T31">7</text:span><text:span text:style-name="T30">] e </text:span><text:span text:style-name="T29">la </text:span><text:span text:style-name="T30">[</text:span><text:span text:style-name="T32">1</text:span><text:span text:style-name="T30">]</text:span><text:span text:style-name="T29">)</text:span><text:span text:style-name="T28">:</text:span><text:span text:style-name="T33"><text:line-break/></text:span><text:span text:style-name="T33"><draw:frame draw:style-name="fr2" draw:name="Oggetto18" text:anchor-type="as-char" svg:y="-0.684cm" svg:width="10.238cm" svg:height="1.131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3"><text:tab/></text:span><text:span text:style-name="T34">[</text:span><text:span text:style-name="T31">9</text:span><text:span text:style-name="T34">]</text:span></text:p>
        </text:list-item>
      </text:list>
      <text:p text:style-name="P15"><text:span text:style-name="T35">L</text:span><text:span text:style-name="T36">’unità </text:span><text:span text:style-name="T37">i</text:span><text:span text:style-name="T36"> è connessa alle unità j del livello successivo, </text:span><text:span text:style-name="T38">che contribuiscono </text:span><text:span text:style-name="T39">tutte</text:span><text:span text:style-name="T38">, </text:span><text:span text:style-name="T39">sommate,</text:span><text:span text:style-name="T38"> all’errore totale E. </text:span></text:p>
      <text:h text:style-name="P16" text:outline-level="1">Funzioni di attivazione</text:h>
      <text:p text:style-name="P17"><text:span text:style-name="T40">F</text:span><text:span text:style-name="T41">unzioni di attivazione (</text:span><text:a xlink:type="simple" xlink:href="https://it.wikipedia.org/wiki/Funzioni_di_attivazione" text:style-name="Internet_20_link" text:visited-style-name="Visited_20_Internet_20_Link"><text:span text:style-name="T41">https://it.wikipedia.org/wiki/Funzioni_di_attivazione</text:span></text:a><text:span text:style-name="T41">), </text:span><text:span text:style-name="T42">con derivate semplici</text:span></text:p>
      <text:list text:style-name="L2">
        <text:list-item>
          <text:p text:style-name="P18"><text:span text:style-name="T43">S</text:span><text:span text:style-name="T44">igmoide: </text:span><text:span text:style-name="T45"><text:s/></text:span><text:span text:style-name="T45"><draw:frame draw:style-name="fr2" draw:name="Oggetto7" text:anchor-type="as-char" svg:y="-0.621cm" svg:width="1.806cm" svg:height="1.064cm" draw:z-index="3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5"><text:tab/></text:span><text:span text:style-name="T46">[2a]</text:span><text:span text:style-name="T45"><text:line-break/></text:span><text:span text:style-name="T45"><draw:frame draw:style-name="fr2" draw:name="Oggetto15" text:anchor-type="as-char" svg:y="-0.713cm" svg:width="10.608cm" svg:height="1.187cm" draw:z-index="3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5"><text:tab/></text:span><text:span text:style-name="T46">[3a]</text:span></text:p>
        </text:list-item>
        <text:list-item>
          <text:p text:style-name="P19"><text:span text:style-name="T46">Tangente iperbolica: </text:span><text:span text:style-name="T46"><draw:frame draw:style-name="fr2" draw:name="Oggetto12" text:anchor-type="as-char" svg:y="-0.681cm" svg:width="3.411cm" svg:height="1.124cm" draw:z-index="36"><draw:object xlink:href="./Object 14" xlink:type="simple" xlink:show="embed" xlink:actuate="onLoad"/><draw:image xlink:href="./ObjectReplacements/Object 14" xlink:type="simple" xlink:show="embed" xlink:actuate="onLoad"/></draw:frame></text:span><text:span text:style-name="T46"><text:tab/></text:span><text:span text:style-name="T47">[2b]<text:line-break/></text:span><text:span text:style-name="T47"><draw:frame draw:style-name="fr2" draw:name="Oggetto14" text:anchor-type="as-char" svg:y="-0.713cm" svg:width="14.22cm" svg:height="1.187cm" draw:z-index="37"><draw:object xlink:href="./Object 15" xlink:type="simple" xlink:show="embed" xlink:actuate="onLoad"/><draw:image xlink:href="./ObjectReplacements/Object 15" xlink:type="simple" xlink:show="embed" xlink:actuate="onLoad"/></draw:frame></text:span><text:line-break/><draw:frame draw:style-name="fr2" draw:name="Oggetto16" text:anchor-type="as-char" svg:y="-0.713cm" svg:width="4.387cm" svg:height="1.187cm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 <text:tab/><text:span text:style-name="T48">[3b]</text:span></text:p>
        </text:list-item>
        <text:list-item>
          <text:p text:style-name="P20"><text:span text:style-name="T49">Rettificatore unità lineare </text:span>ReLU: <draw:frame draw:style-name="fr2" draw:name="Oggetto24" text:anchor-type="as-char" svg:y="-0.388cm" svg:width="2.415cm" svg:height="0.512cm" draw:z-index="39"><draw:object xlink:href="./Object 24" xlink:type="simple" xlink:show="embed" xlink:actuate="onLoad"/><draw:image xlink:href="./ObjectReplacements/Object 24" xlink:type="simple" xlink:show="embed" xlink:actuate="onLoad"/></draw:frame><text:tab/><text:span text:style-name="T49">[2c]<text:line-break/></text:span><text:span text:style-name="T49"><draw:frame draw:style-name="fr2" draw:name="Oggetto25" text:anchor-type="as-char" svg:y="-0.605cm" svg:width="2.63cm" svg:height="1.064cm" draw:z-index="40"><draw:object xlink:href="./Object 25" xlink:type="simple" xlink:show="embed" xlink:actuate="onLoad"/><draw:image xlink:href="./ObjectReplacements/Object 25" xlink:type="simple" xlink:show="embed" xlink:actuate="onLoad"/></draw:frame></text:span><text:span text:style-name="T49"><text:tab/></text:span><text:span text:style-name="T50">[3c]</text:span></text:p>
        </text:list-item>
      </text:list>
      <text:h text:style-name="P2" text:outline-level="1"><text:soft-page-break/>Algoritmo di <text:span text:style-name="T51">back</text:span>‑<text:span text:style-name="T51">propagation</text:span></text:h>
      <text:p text:style-name="P21"><text:span text:style-name="T52">L’addestramento della rete è affrontato qui per mezzo di algoritmi, trascurando al momento il calcolo matriciale, </text:span><text:span text:style-name="T53">usato in varie librerie</text:span><text:span text:style-name="T52"> (Torch, TensorFlow, </text:span><text:span text:style-name="T53">ML, OpenNN...</text:span><text:span text:style-name="T52">).</text:span></text:p>
      <text:list text:continue-list="list154310033974469" text:style-name="L1">
        <text:list-item>
          <text:p text:style-name="P22">Costante di apprendimento <draw:frame draw:style-name="fr2" draw:name="Oggetto19" text:anchor-type="as-char" svg:y="-0.379cm" svg:width="0.235cm" svg:height="0.471cm" draw:z-index="22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23">Finché la rete non è addestrata, ripetere <text:span text:style-name="T54">le successive operazioni </text:span>per ogni configurazione.</text:p>
        </text:list-item>
        <text:list-item>
          <text:p text:style-name="P24">Calcolare, dagli ingressi del primo livello in poi, le uscite y <text:span text:style-name="T54">di tutti i livelli (</text:span><text:span text:style-name="T55">forward</text:span><text:span text:style-name="T54">‑</text:span><text:span text:style-name="T55">propagation</text:span><text:span text:style-name="T54">), con le formule [1] e [2].</text:span></text:p>
        </text:list-item>
        <text:list-item>
          <text:p text:style-name="P25">Calcolare le <draw:frame draw:style-name="fr2" draw:name="Oggetto20" text:anchor-type="as-char" svg:y="-0.379cm" svg:width="0.383cm" svg:height="0.534cm" draw:z-index="23"><draw:object xlink:href="./Object 20" xlink:type="simple" xlink:show="embed" xlink:actuate="onLoad"/><draw:image xlink:href="./ObjectReplacements/Object 20" xlink:type="simple" xlink:show="embed" xlink:actuate="onLoad"/></draw:frame><text:s/>delle unità di uscita, con la formula [6].</text:p>
        </text:list-item>
        <text:list-item>
          <text:p text:style-name="P25">Calcolare le <draw:frame draw:style-name="fr2" draw:name="Oggetto21" text:anchor-type="as-char" svg:y="-0.379cm" svg:width="0.263cm" svg:height="0.471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text:s/><text:span text:style-name="T56">di tutti i livelli (dall’ultimo al primo)</text:span>, con la formula [9].</text:p>
        </text:list-item>
        <text:list-item>
          <text:p text:style-name="P26">Calcolare l’influenza <draw:frame draw:style-name="fr2" draw:name="Oggetto22" text:anchor-type="as-char" svg:y="-0.621cm" svg:width="0.831cm" svg:height="1.067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text:s/>di ogni peso sull’errore totale, con la formula [8].</text:p>
        </text:list-item>
        <text:list-item>
          <text:p text:style-name="P26">Correggere ogni peso del valore: <draw:frame draw:style-name="fr2" draw:name="Oggetto23" text:anchor-type="as-char" svg:y="-0.621cm" svg:width="2.679cm" svg:height="1.067cm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span text:style-name="T57">[10]</text:span></text:p>
        </text:list-item>
      </text:list>
      <text:h text:style-name="P27" text:outline-level="1">Cicli di calcolo</text:h>
      <text:list text:style-name="L3">
        <text:list-item>
          <text:p text:style-name="P28"><text:span text:style-name="T58">La </text:span><text:span text:style-name="T59">forward</text:span>‑<text:span text:style-name="T59">propagation</text:span> <text:span text:style-name="T60">ricalcola </text:span><text:span text:style-name="T61">i livelli dal primo all’ultimo, </text:span><text:span text:style-name="T62">valutando</text:span><text:span text:style-name="T61">, per ogni unità, le </text:span><text:span text:style-name="T63"><draw:frame draw:style-name="fr2" draw:name="Oggetto26" text:anchor-type="as-char" svg:y="-0.379cm" svg:width="0.355cm" svg:height="0.534cm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4">, </text:span><text:span text:style-name="T64"><draw:frame draw:style-name="fr2" draw:name="Oggetto28" text:anchor-type="as-char" svg:y="-0.388cm" svg:width="1.02cm" svg:height="0.543cm" draw:z-index="4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64">, </text:span><text:span text:style-name="T64"><draw:frame draw:style-name="fr2" draw:name="Oggetto29" text:anchor-type="as-char" svg:y="-0.388cm" svg:width="1.182cm" svg:height="0.543cm" draw:z-index="4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64"><text:s/>e</text:span><text:span text:style-name="T65">d </text:span><text:span text:style-name="T63"><draw:frame draw:style-name="fr2" draw:name="Oggetto27" text:anchor-type="as-char" svg:y="-0.379cm" svg:width="0.39cm" svg:height="0.534cm" draw:z-index="4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63">. </text:span><text:span text:style-name="T66">Il calcolo </text:span><text:span text:style-name="T64">della [1] viene eseguit</text:span><text:span text:style-name="T67">o</text:span><text:span text:style-name="T64"> una volta per ogni unità</text:span><text:span text:style-name="T67">, con un ciclo su</text:span><text:span text:style-name="T68">lla lista dei pesi </text:span><text:span text:style-name="T69">dei </text:span><text:span text:style-name="T67">collegamenti dell’unità </text:span><text:span text:style-name="T70">j</text:span><text:span text:style-name="T67"> con le unità precedenti </text:span><text:span text:style-name="T70">i</text:span><text:span text:style-name="T67">.</text:span></text:p>
        </text:list-item>
        <text:list-item>
          <text:p text:style-name="P29"><text:span text:style-name="T71">Per la </text:span><text:span text:style-name="T72">back</text:span>‑<text:span text:style-name="T51">propagation,</text:span> <text:span text:style-name="T71">i</text:span>l calcolo dell<text:span text:style-name="T71">e </text:span><text:span text:style-name="T71"><draw:frame draw:style-name="fr2" draw:name="Oggetto30" text:anchor-type="as-char" svg:y="-0.379cm" svg:width="0.34cm" svg:height="0.534cm" draw:z-index="48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71">,</text:span> <text:span text:style-name="T71">con la [9], richiede un ciclo </text:span><text:span text:style-name="T67">su tutti i collegamenti dell’unità </text:span><text:span text:style-name="T70">i</text:span><text:span text:style-name="T67"> con le unità successive </text:span><text:span text:style-name="T70">j</text:span><text:span text:style-name="T67">: </text:span><text:span text:style-name="T73">se le unità </text:span><text:span text:style-name="T74">contengono la lista dei collegamenti alle precedenti, conviene eseguirlo in altro modo.</text:span></text:p>
        </text:list-item>
        <text:list-item>
          <text:p text:style-name="P30">Si può eseguire un ciclo su un livello, calcolando, per tutte le unità <text:span text:style-name="T75">j</text:span>, il termine <draw:frame draw:style-name="fr2" draw:name="Oggetto31" text:anchor-type="as-char" svg:y="-0.388cm" svg:width="2.055cm" svg:height="0.543cm" draw:z-index="49"><draw:object xlink:href="./Object 31" xlink:type="simple" xlink:show="embed" xlink:actuate="onLoad"/><draw:image xlink:href="./ObjectReplacements/Object 31" xlink:type="simple" xlink:show="embed" xlink:actuate="onLoad"/></draw:frame><text:s/>della [9] (usato <text:span text:style-name="T76">sia </text:span>per il calcolo della [9] <text:span text:style-name="T76">ch</text:span>e della [8]) e, con un ciclo annidato sui collegamenti alle unità i del livello precedente, <text:span text:style-name="T77">i</text:span> contribut<text:span text:style-name="T77">i</text:span> <draw:frame draw:style-name="fr2" draw:name="Oggetto32" text:anchor-type="as-char" svg:y="-0.388cm" svg:width="2.293cm" svg:height="0.543cm" draw:z-index="50"><draw:object xlink:href="./Object 32" xlink:type="simple" xlink:show="embed" xlink:actuate="onLoad"/><draw:image xlink:href="./ObjectReplacements/Object 32" xlink:type="simple" xlink:show="embed" xlink:actuate="onLoad"/><svg:desc>formula</svg:desc></draw:frame><text:s/><text:span text:style-name="T77">della [9], sommandoli alle </text:span><text:span text:style-name="T77"><draw:frame draw:style-name="fr2" draw:name="Oggetto33" text:anchor-type="as-char" svg:y="-0.379cm" svg:width="0.34cm" svg:height="0.534cm" draw:z-index="5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77"><text:s/>(dopo averle azzerate) delle unità del livello precedente.</text:span></text:p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Estremità_20_linea_20_2" draw:display-name="Estremità linea 2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>
          <style:tab-stop style:position="12cm"/>
        </style:tab-stops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1:24:56.649966923</meta:creation-date>
    <meta:generator>LibreOffice/25.8.2.2$Windows_X86_64 LibreOffice_project/d401f2107ccab8f924a8e2df40f573aab7605b6f</meta:generator>
    <dc:date>2025-11-15T15:43:09.241366400</dc:date>
    <meta:editing-duration>PT4H54M31S</meta:editing-duration>
    <meta:editing-cycles>65</meta:editing-cycles>
    <meta:print-date>2025-11-07T15:53:22.046092400</meta:print-date>
    <meta:printed-by>File PDF</meta:printed-by>
    <meta:document-statistic meta:table-count="0" meta:image-count="0" meta:object-count="33" meta:page-count="3" meta:paragraph-count="37" meta:word-count="471" meta:character-count="2962" meta:non-whitespace-character-count="2508"/>
  </office:meta>
</office:document-meta>
</file>

<file path=Object 1/content.xml><?xml version="1.0" encoding="utf-8"?>
<math xmlns="http://www.w3.org/1998/Math/MathML" display="block">
  <semantics>
    <mrow>
      <msub>
        <mi>x</mi>
        <mi>j</mi>
      </msub>
      <mo stretchy="false">=</mo>
      <mrow>
        <mrow>
          <munder>
            <mo stretchy="false">∑</mo>
            <mi>i</mi>
          </munder>
          <msub>
            <mi>w</mi>
            <mi mathvariant="italic">ij</mi>
          </msub>
        </mrow>
        <mo stretchy="false">⋅</mo>
        <msub>
          <mi>y</mi>
          <mi>i</mi>
        </msub>
      </mrow>
    </mrow>
    <annotation encoding="StarMath 5.0">x_{j}  = sum from{i} w_{ij} cdot y_{i}  </annotation>
  </semantics>
</math>
</file>

<file path=Object 10/content.xml><?xml version="1.0" encoding="utf-8"?>
<math xmlns="http://www.w3.org/1998/Math/MathML" display="block">
  <semantics>
    <mrow>
      <msub>
        <mi mathvariant="italic">EA</mi>
        <mi>j</mi>
      </msub>
      <mo stretchy="false">=</mo>
      <msub>
        <mi>β</mi>
        <mi>j</mi>
      </msub>
      <mo stretchy="false">=</mo>
      <mfrac>
        <mrow>
          <mo stretchy="false">∂</mo>
          <mi>E</mi>
        </mrow>
        <mrow>
          <mo stretchy="false">∂</mo>
          <msub>
            <mi>y</mi>
            <mi>j</mi>
          </msub>
        </mrow>
      </mfrac>
      <mo stretchy="false">=</mo>
      <mrow>
        <msub>
          <mi>y</mi>
          <mi>j</mi>
        </msub>
        <mo stretchy="false">−</mo>
        <msub>
          <mi>d</mi>
          <mi>j</mi>
        </msub>
      </mrow>
    </mrow>
    <annotation encoding="StarMath 5.0">EA_{j}=%beta_{j}=frac{ partial E}{partial y_{j}}=y_{j}-d_{j}</annotation>
  </semantics>
</math>
</file>

<file path=Object 11/content.xml><?xml version="1.0" encoding="utf-8"?>
<math xmlns="http://www.w3.org/1998/Math/MathML" display="block">
  <semantics>
    <mrow>
      <mrow>
        <msub>
          <mi mathvariant="italic">EI</mi>
          <mi>j</mi>
        </msub>
        <mo stretchy="false">=</mo>
        <mfrac>
          <mrow>
            <mo stretchy="false">∂</mo>
            <mi>E</mi>
          </mrow>
          <mrow>
            <mo stretchy="false">∂</mo>
            <msub>
              <mi>x</mi>
              <mi>j</mi>
            </msub>
          </mrow>
        </mfrac>
        <mo stretchy="false">=</mo>
        <mrow>
          <mfrac>
            <mrow>
              <mo stretchy="false">∂</mo>
              <mi>E</mi>
            </mrow>
            <mrow>
              <mo stretchy="false">∂</mo>
              <msub>
                <mi>y</mi>
                <mi>j</mi>
              </msub>
            </mrow>
          </mfrac>
          <mo stretchy="false">⋅</mo>
          <mfrac>
            <msub>
              <mi mathvariant="italic">dy</mi>
              <mi>j</mi>
            </msub>
            <msub>
              <mi mathvariant="italic">dx</mi>
              <mi>j</mi>
            </msub>
          </mfrac>
        </mrow>
        <mo stretchy="false">=</mo>
        <mrow>
          <msub>
            <mi>β</mi>
            <mi>j</mi>
          </msub>
          <mo stretchy="false">⋅</mo>
          <mi>F</mi>
        </mrow>
      </mrow>
      <mi>'</mi>
      <mrow>
        <mo fence="true" form="prefix" stretchy="false">(</mo>
        <mrow>
          <msub>
            <mi>x</mi>
            <mi>j</mi>
          </msub>
        </mrow>
        <mo fence="true" form="postfix" stretchy="false">)</mo>
      </mrow>
    </mrow>
    <annotation encoding="StarMath 5.0">EI_{j}= frac { partial E} {partial x_{j}} = {frac {partial E}{partial y_{j}}} cdot {{frac{dy_{j}}{dx_{j}}}} = %beta_{j} cdot F'(x_j) </annotation>
  </semantics>
</math>
</file>

<file path=Object 12/content.xml><?xml version="1.0" encoding="utf-8"?>
<math xmlns="http://www.w3.org/1998/Math/MathML" display="block">
  <semantics>
    <mrow>
      <mi>F</mi>
      <mrow>
        <mi>'</mi>
        <mo stretchy="false">=</mo>
        <mfrac>
          <msup>
            <mi>e</mi>
            <mrow>
              <mo stretchy="false">−</mo>
              <mi>x</mi>
            </mrow>
          </msup>
          <msup>
            <mrow>
              <mo fence="true" form="prefix" stretchy="false">(</mo>
              <mrow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</mfrac>
        <mo stretchy="false">=</mo>
        <mfrac>
          <mrow>
            <mrow>
              <mo fence="true" form="prefix" stretchy="false">(</mo>
              <mrow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o stretchy="false">−</mo>
            <mn>1</mn>
          </mrow>
          <msup>
            <mrow>
              <mo fence="true" form="prefix" stretchy="false">(</mo>
              <mrow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</mfrac>
        <mo stretchy="false">=</mo>
        <mrow>
          <mo fence="true" form="prefix" stretchy="false">(</mo>
          <mrow>
            <mrow>
              <mn>1</mn>
              <mo stretchy="false">−</mo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</mrow>
          </mrow>
          <mo fence="true" form="postfix" stretchy="false">)</mo>
        </mrow>
      </mrow>
      <mrow>
        <mover accent="true">
          <mrow>
            <mo fence="true" form="prefix" stretchy="false">(</mo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</mrow>
            <mo fence="true" form="postfix" stretchy="false">)</mo>
          </mrow>
          <mo stretchy="false">˙</mo>
        </mover>
        <mo stretchy="false">=</mo>
        <mrow>
          <mi>F</mi>
          <mo stretchy="false">⋅</mo>
          <mrow>
            <mo fence="true" form="prefix" stretchy="false">(</mo>
            <mrow>
              <mrow>
                <mn>1</mn>
                <mo stretchy="false">−</mo>
                <mi>F</mi>
              </mrow>
            </mrow>
            <mo fence="true" form="postfix" stretchy="false">)</mo>
          </mrow>
        </mrow>
      </mrow>
    </mrow>
    <annotation encoding="StarMath 5.0">F' = frac {e^{-x}}{(1+e^{-x})^2} = frac {(1+e^{-x})-1}{(1+e^{-x})^2}=(1-frac{1} {1+e^{-x}}) dot (frac {1} {1+e^{-x}}) = F cdot (1-F)</annotation>
  </semantics>
</math>
</file>

<file path=Object 13/content.xml><?xml version="1.0" encoding="utf-8"?>
<math xmlns="http://www.w3.org/1998/Math/MathML" display="block">
  <semantics>
    <msub>
      <mi>w</mi>
      <mi mathvariant="italic">ij</mi>
    </msub>
    <annotation encoding="StarMath 5.0">w_{ij}</annotation>
  </semantics>
</math>
</file>

<file path=Object 14/content.xml><?xml version="1.0" encoding="utf-8"?>
<math xmlns="http://www.w3.org/1998/Math/MathML" display="block">
  <semantics>
    <mrow>
      <mrow>
        <mi>F</mi>
        <mo stretchy="false">=</mo>
        <mi>tanh</mi>
      </mrow>
      <mrow>
        <mi>x</mi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F = tanh x = frac {e^{x}-e^{-x}} {e^{x}+e^{-x}} </annotation>
  </semantics>
</math>
</file>

<file path=Object 15/content.xml><?xml version="1.0" encoding="utf-8"?>
<math xmlns="http://www.w3.org/1998/Math/MathML" display="block">
  <semantics>
    <mrow>
      <mi>F</mi>
      <mrow>
        <mi>'</mi>
        <mo stretchy="false">=</mo>
        <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⋅</mo>
            <mfrac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</mrow>
              <msup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+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  <mo stretchy="false">+</mo>
          <mrow>
            <mfrac>
              <mn>1</mn>
              <mrow>
                <msup>
                  <mi>e</mi>
                  <mi>x</mi>
                </msup>
                <mo stretchy="false">+</mo>
                <msup>
                  <mi>e</mi>
                  <mrow>
                    <mo stretchy="false">−</mo>
                    <mi>x</mi>
                  </mrow>
                </msup>
              </mrow>
            </mfrac>
            <mo stretchy="false">⋅</mo>
            <mrow>
              <mo fence="true" form="prefix" stretchy="false">(</mo>
              <mrow>
                <mrow>
                  <msup>
                    <mi>e</mi>
                    <mi>x</mi>
                  </msup>
                  <mo stretchy="false">−</mo>
                  <mrow>
                    <mrow>
                      <mo fence="true" form="prefix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o stretchy="false">⋅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row>
              </mrow>
              <mo fence="true" form="postfix" stretchy="false">)</mo>
            </mrow>
          </mrow>
        </mrow>
        <mo stretchy="false">=</mo>
        <mfrac>
          <mrow>
            <msup>
              <mrow>
                <mo fence="true" form="prefix" stretchy="false">(</mo>
                <mrow>
                  <mrow>
                    <msup>
                      <mi>e</mi>
                      <mi>x</mi>
                    </msup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row>
                <mo fence="true" form="postfix" stretchy="false">)</mo>
              </mrow>
              <mn>2</mn>
            </msup>
            <mo stretchy="false">−</mo>
            <msup>
              <mrow>
                <mo fence="true" form="prefix" stretchy="false">(</mo>
                <mrow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row>
                <mo fence="true" form="postfix" stretchy="false">)</mo>
              </mrow>
              <mn>2</mn>
            </msup>
          </mrow>
          <msup>
            <mrow>
              <mo fence="true" form="prefix" stretchy="false">(</mo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</mfrac>
        <mo stretchy="false">=</mo>
        <mn>..</mn>
      </mrow>
      <mi>.</mi>
    </mrow>
    <annotation encoding="StarMath 5.0">F'= (-1) cdot {frac {(e^x-e^-x) cdot (e^x-e^-x)} {(e^x+e^-x)^2} }+ {frac {1} {e^x+e^-x}}  cdot {(e^x - (-1) cdot e^-x)} = frac {(e^x+e^-x)^2-(e^x-e^-x)^2} {(e^x+e^-x)^2} = ...</annotation>
  </semantics>
</math>
</file>

<file path=Object 16/content.xml><?xml version="1.0" encoding="utf-8"?>
<math xmlns="http://www.w3.org/1998/Math/MathML" display="block">
  <semantics>
    <mrow>
      <mn>...</mn>
      <mo stretchy="false">=</mo>
      <mrow>
        <mn>1</mn>
        <mo stretchy="false">−</mo>
        <mfrac>
          <msup>
            <mrow>
              <mo fence="true" form="prefix" stretchy="false">(</mo>
              <mrow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  <msup>
            <mrow>
              <mo fence="true" form="prefix" stretchy="false">(</mo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row>
              <mo fence="true" form="postfix" stretchy="false">)</mo>
            </mrow>
            <mn>2</mn>
          </msup>
        </mfrac>
      </mrow>
      <mo stretchy="false">=</mo>
      <mrow>
        <mn>1</mn>
        <mo stretchy="false">−</mo>
        <msup>
          <mi>F</mi>
          <mn>2</mn>
        </msup>
      </mrow>
    </mrow>
    <annotation encoding="StarMath 5.0">... = 1-frac {(e^x-e^-x)^2} {(e^x+e^-x)^2} = 1-F^2</annotation>
  </semantics>
</math>
</file>

<file path=Object 17/content.xml><?xml version="1.0" encoding="utf-8"?>
<math xmlns="http://www.w3.org/1998/Math/MathML" display="block">
  <semantics>
    <mrow>
      <mrow>
        <msub>
          <mi mathvariant="italic">EW</mi>
          <mi mathvariant="italic">ij</mi>
        </msub>
        <mo stretchy="false">=</mo>
        <mfrac>
          <mrow>
            <mo stretchy="false">∂</mo>
            <mi>E</mi>
          </mrow>
          <mrow>
            <mo stretchy="false">∂</mo>
            <msub>
              <mi>w</mi>
              <mi mathvariant="italic">ij</mi>
            </msub>
          </mrow>
        </mfrac>
        <mo stretchy="false">=</mo>
        <mrow>
          <mfrac>
            <mrow>
              <mo stretchy="false">∂</mo>
              <mi>E</mi>
            </mrow>
            <mrow>
              <mo stretchy="false">∂</mo>
              <msub>
                <mi>x</mi>
                <mi>j</mi>
              </msub>
            </mrow>
          </mfrac>
          <mo stretchy="false">⋅</mo>
          <mfrac>
            <mrow>
              <mo stretchy="false">∂</mo>
              <msub>
                <mi>x</mi>
                <mi>j</mi>
              </msub>
            </mrow>
            <mrow>
              <mo stretchy="false">∂</mo>
              <msub>
                <mi>w</mi>
                <mi mathvariant="italic">ij</mi>
              </msub>
            </mrow>
          </mfrac>
        </mrow>
        <mo stretchy="false">=</mo>
        <mrow>
          <msub>
            <mi>β</mi>
            <mi>j</mi>
          </msub>
          <mo stretchy="false">⋅</mo>
          <mi>F</mi>
        </mrow>
      </mrow>
      <mi>'</mi>
      <mrow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  <mo stretchy="false">⋅</mo>
        <msub>
          <mi>y</mi>
          <mi>i</mi>
        </msub>
      </mrow>
    </mrow>
    <annotation encoding="StarMath 5.0">EW_ij=frac{partial E}{partial w_{ij}} = {frac{partial E}{partial x_{j}}}cdot{frac{partial x_{j}}{partial w_{ij}}} = %beta_{j} cdot F'(x_j)  cdot y_i</annotation>
  </semantics>
</math>
</file>

<file path=Object 18/content.xml><?xml version="1.0" encoding="utf-8"?>
<math xmlns="http://www.w3.org/1998/Math/MathML" display="block">
  <semantics>
    <mrow>
      <msub>
        <mi mathvariant="italic">EA</mi>
        <mi>i</mi>
      </msub>
      <mo stretchy="false">=</mo>
      <msub>
        <mi>β</mi>
        <mi>i</mi>
      </msub>
      <mo stretchy="false">=</mo>
      <mfrac>
        <mrow>
          <mo stretchy="false">∂</mo>
          <mi>E</mi>
        </mrow>
        <mrow>
          <mo stretchy="false">∂</mo>
          <msub>
            <mi>y</mi>
            <mi>i</mi>
          </msub>
        </mrow>
      </mfrac>
      <mo stretchy="false">=</mo>
      <mrow>
        <mrow>
          <munder>
            <mo stretchy="false">∑</mo>
            <mi>j</mi>
          </munder>
          <mfrac>
            <mrow>
              <mo stretchy="false">∂</mo>
              <mi>E</mi>
            </mrow>
            <mrow>
              <mo stretchy="false">∂</mo>
              <msub>
                <mi>x</mi>
                <mi>j</mi>
              </msub>
            </mrow>
          </mfrac>
        </mrow>
        <mo stretchy="false">⋅</mo>
        <mfrac>
          <mrow>
            <mo stretchy="false">∂</mo>
            <msub>
              <mi>x</mi>
              <mi>j</mi>
            </msub>
          </mrow>
          <mrow>
            <mo stretchy="false">∂</mo>
            <msub>
              <mi>y</mi>
              <mi>i</mi>
            </msub>
          </mrow>
        </mfrac>
      </mrow>
      <mo stretchy="false">=</mo>
      <mrow>
        <mrow>
          <munder>
            <mo stretchy="false">∑</mo>
            <mi>j</mi>
          </munder>
          <msub>
            <mi mathvariant="italic">EI</mi>
            <mi>j</mi>
          </msub>
        </mrow>
        <mo stretchy="false">⋅</mo>
        <msub>
          <mi>w</mi>
          <mi mathvariant="italic">ij</mi>
        </msub>
      </mrow>
      <mo stretchy="false">=</mo>
      <mrow>
        <munder>
          <mo stretchy="false">∑</mo>
          <mi>j</mi>
        </munder>
        <mrow>
          <mrow>
            <msub>
              <mi>β</mi>
              <mi>j</mi>
            </msub>
            <mo stretchy="false">⋅</mo>
            <mi>F</mi>
          </mrow>
          <mi>'</mi>
          <mrow>
            <mrow>
              <mo fence="true" form="prefix" stretchy="false">(</mo>
              <mrow>
                <msub>
                  <mi>x</mi>
                  <mi>j</mi>
                </msub>
              </mrow>
              <mo fence="true" form="postfix" stretchy="false">)</mo>
            </mrow>
            <mo stretchy="false">⋅</mo>
            <msub>
              <mi>w</mi>
              <mi mathvariant="italic">ij</mi>
            </msub>
          </mrow>
        </mrow>
      </mrow>
    </mrow>
    <annotation encoding="StarMath 5.0">EA_{i}=%beta_{i}=frac{ partial E}{partial y_{i}}= sum from{j}{frac {partial E} {partial x_{j}}} cdot {frac {partial x_{j}} {partial y_{i}}} = sum from{j} {EI_{j}} cdot w_{ij} = sum from{j} {%beta_{j} cdot F'(x_j) cdot w_{ij}}</annotation>
  </semantics>
</math>
</file>

<file path=Object 19/content.xml><?xml version="1.0" encoding="utf-8"?>
<math xmlns="http://www.w3.org/1998/Math/MathML" display="block">
  <semantics>
    <mi>δ</mi>
    <annotation encoding="StarMath 5.0">%delta</annotation>
  </semantics>
</math>
</file>

<file path=Object 2/content.xml><?xml version="1.0" encoding="utf-8"?>
<math xmlns="http://www.w3.org/1998/Math/MathML" display="block">
  <semantics>
    <msub>
      <mi>y</mi>
      <mi>j</mi>
    </msub>
    <annotation encoding="StarMath 5.0">y_{j}
</annotation>
  </semantics>
</math>
</file>

<file path=Object 20/content.xml><?xml version="1.0" encoding="utf-8"?>
<math xmlns="http://www.w3.org/1998/Math/MathML" display="block">
  <semantics>
    <msub>
      <mi>β</mi>
      <mi>j</mi>
    </msub>
    <annotation encoding="StarMath 5.0">%beta_j</annotation>
  </semantics>
</math>
</file>

<file path=Object 21/content.xml><?xml version="1.0" encoding="utf-8"?>
<math xmlns="http://www.w3.org/1998/Math/MathML" display="block">
  <semantics>
    <mi>β</mi>
    <annotation encoding="StarMath 5.0">%beta</annotation>
  </semantics>
</math>
</file>

<file path=Object 22/content.xml><?xml version="1.0" encoding="utf-8"?>
<math xmlns="http://www.w3.org/1998/Math/MathML" display="block">
  <semantics>
    <mfrac>
      <mrow>
        <mo stretchy="false">∂</mo>
        <mi>E</mi>
      </mrow>
      <mrow>
        <mo stretchy="false">∂</mo>
        <msub>
          <mi>w</mi>
          <mi mathvariant="italic">ij</mi>
        </msub>
      </mrow>
    </mfrac>
    <annotation encoding="StarMath 5.0">frac{partial E}{partial w_{ij}}</annotation>
  </semantics>
</math>
</file>

<file path=Object 23/content.xml><?xml version="1.0" encoding="utf-8"?>
<math xmlns="http://www.w3.org/1998/Math/MathML" display="block">
  <semantics>
    <mrow>
      <mi mathvariant="normal">Δ</mi>
      <mrow>
        <msub>
          <mi>w</mi>
          <mi mathvariant="italic">ij</mi>
        </msub>
        <mo stretchy="false">=</mo>
        <mrow>
          <mrow>
            <mo stretchy="false">−</mo>
            <mi>δ</mi>
          </mrow>
          <mo stretchy="false">⋅</mo>
          <mfrac>
            <mrow>
              <mo stretchy="false">∂</mo>
              <mi>E</mi>
            </mrow>
            <mrow>
              <mo stretchy="false">∂</mo>
              <msub>
                <mi>w</mi>
                <mi mathvariant="italic">ij</mi>
              </msub>
            </mrow>
          </mfrac>
        </mrow>
      </mrow>
    </mrow>
    <annotation encoding="StarMath 5.0">%DELTA{w_{ij}} = -%delta cdot frac{partial E}{partial w_{ij}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 mathvariant="italic">max</mi>
      </mrow>
      <mrow>
        <mo fence="true" form="prefix" stretchy="false">(</mo>
        <mrow>
          <mrow>
            <mn>0</mn>
            <mi>,</mi>
            <mi>x</mi>
          </mrow>
        </mrow>
        <mo fence="true" form="postfix" stretchy="false">)</mo>
      </mrow>
    </mrow>
    <annotation encoding="StarMath 5.0">F=max(0,x)</annotation>
  </semantics>
</math>
</file>

<file path=Object 25/content.xml><?xml version="1.0" encoding="utf-8"?>
<math xmlns="http://www.w3.org/1998/Math/MathML" display="block">
  <semantics>
    <mrow>
      <mi>F</mi>
      <mrow>
        <mi>'</mi>
        <mo stretchy="false">=</mo>
        <mrow>
          <mo fence="true" form="prefix" stretchy="true">{</mo>
          <mrow>
            <mtable>
              <mtr>
                <mtd>
                  <mrow>
                    <mn>0</mn>
                    <mo stretchy="false">∀</mo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n>1</mn>
                    <mo stretchy="false">∀</mo>
                    <mrow>
                      <mi>x</mi>
                      <mo stretchy="false">&gt;</mo>
                      <mn>0</mn>
                    </mrow>
                  </mrow>
                </mtd>
              </mtr>
            </mtable>
          </mrow>
          <mo fence="true" form="postfix" stretchy="true">}</mo>
        </mrow>
      </mrow>
    </mrow>
    <annotation encoding="StarMath 5.0"> F'= left lbrace binom{0 forall x&lt;0}{1 forall x &gt; 0 } right rbrace</annotation>
  </semantics>
</math>
</file>

<file path=Object 26/content.xml><?xml version="1.0" encoding="utf-8"?>
<math xmlns="http://www.w3.org/1998/Math/MathML" display="block">
  <semantics>
    <msub>
      <mi>x</mi>
      <mi>j</mi>
    </msub>
    <annotation encoding="StarMath 5.0">x_{j}</annotation>
  </semantics>
</math>
</file>

<file path=Object 27/content.xml><?xml version="1.0" encoding="utf-8"?>
<math xmlns="http://www.w3.org/1998/Math/MathML" display="block">
  <semantics>
    <msub>
      <mi>y</mi>
      <mi>j</mi>
    </msub>
    <annotation encoding="StarMath 5.0">y_{j}</annotation>
  </semantics>
</math>
</file>

<file path=Object 28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j</mi>
          </msub>
        </mrow>
        <mo fence="true" form="postfix" stretchy="false">)</mo>
      </mrow>
    </mrow>
    <annotation encoding="StarMath 5.0">F(x_{j})</annotation>
  </semantics>
</math>
</file>

<file path=Object 29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sub>
            <mi>x</mi>
            <mi>j</mi>
          </msub>
        </mrow>
        <mo fence="true" form="postfix" stretchy="false">)</mo>
      </mrow>
    </mrow>
    <annotation encoding="StarMath 5.0">F'(x_{j})</annotation>
  </semantics>
</math>
</file>

<file path=Object 3/content.xml><?xml version="1.0" encoding="utf-8"?>
<math xmlns="http://www.w3.org/1998/Math/MathML" display="block">
  <semantics>
    <msub>
      <mi>w</mi>
      <mi mathvariant="italic">ij</mi>
    </msub>
    <annotation encoding="StarMath 5.0">w_{ij}</annotation>
  </semantics>
</math>
</file>

<file path=Object 30/content.xml><?xml version="1.0" encoding="utf-8"?>
<math xmlns="http://www.w3.org/1998/Math/MathML" display="block">
  <semantics>
    <msub>
      <mi>β</mi>
      <mi>i</mi>
    </msub>
    <annotation encoding="StarMath 5.0">%beta_i</annotation>
  </semantics>
</math>
</file>

<file path=Object 31/content.xml><?xml version="1.0" encoding="utf-8"?>
<math xmlns="http://www.w3.org/1998/Math/MathML" display="block">
  <semantics>
    <mrow>
      <msub>
        <mi>β</mi>
        <mi>j</mi>
      </msub>
      <mo stretchy="false">⋅</mo>
      <mrow>
        <mi>F</mi>
        <mi>'</mi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</mrow>
    </mrow>
    <annotation encoding="StarMath 5.0">%beta_{j} cdot {F'(x_j)}</annotation>
  </semantics>
</math>
</file>

<file path=Object 32/content.xml><?xml version="1.0" encoding="utf-8"?>
<math xmlns="http://www.w3.org/1998/Math/MathML" display="block">
  <semantics>
    <mrow>
      <mrow>
        <msub>
          <mi>β</mi>
          <mi>j</mi>
        </msub>
        <mo stretchy="false">⋅</mo>
        <mi>F</mi>
      </mrow>
      <mi>'</mi>
      <mrow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  <mo stretchy="false">⋅</mo>
        <msub>
          <mi>w</mi>
          <mi mathvariant="italic">ij</mi>
        </msub>
      </mrow>
    </mrow>
    <annotation encoding="StarMath 5.0">%beta_{j} cdot F'(x_j) cdot w_{ij}</annotation>
  </semantics>
</math>
</file>

<file path=Object 33/content.xml><?xml version="1.0" encoding="utf-8"?>
<math xmlns="http://www.w3.org/1998/Math/MathML" display="block">
  <semantics>
    <msub>
      <mi>β</mi>
      <mi>i</mi>
    </msub>
    <annotation encoding="StarMath 5.0">%beta_i</annotation>
  </semantics>
</math>
</file>

<file path=Object 4/content.xml><?xml version="1.0" encoding="utf-8"?>
<math xmlns="http://www.w3.org/1998/Math/MathML" display="block">
  <semantics>
    <mrow>
      <mrow>
        <msub>
          <mi>y</mi>
          <mi>j</mi>
        </msub>
        <mo stretchy="false">=</mo>
        <mi>F</mi>
      </mrow>
      <mrow>
        <mo fence="true" form="prefix" stretchy="false">(</mo>
        <mrow>
          <msub>
            <mi>x</mi>
            <mi>j</mi>
          </msub>
        </mrow>
        <mo fence="true" form="postfix" stretchy="false">)</mo>
      </mrow>
    </mrow>
    <annotation encoding="StarMath 5.0">y_{j}=F(x_{j})
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
</annotation>
  </semantics>
</math>
</file>

<file path=Object 6/content.xml><?xml version="1.0" encoding="utf-8"?>
<math xmlns="http://www.w3.org/1998/Math/MathML" display="block">
  <semantics>
    <mrow>
      <mrow>
        <mfrac>
          <msub>
            <mi mathvariant="italic">dy</mi>
            <mi>j</mi>
          </msub>
          <msub>
            <mi mathvariant="italic">dx</mi>
            <mi>j</mi>
          </msub>
        </mfrac>
        <mo stretchy="false">=</mo>
        <mi>F</mi>
      </mrow>
      <mi>'</mi>
      <mrow>
        <mo fence="true" form="prefix" stretchy="false">(</mo>
        <mrow>
          <msub>
            <mi>x</mi>
            <mi>j</mi>
          </msub>
        </mrow>
        <mo fence="true" form="postfix" stretchy="false">)</mo>
      </mrow>
    </mrow>
    <annotation encoding="StarMath 5.0">frac {dy_j}{dx_j} = F'(x_j)</annotation>
  </semantics>
</math>
</file>

<file path=Object 7/content.xml><?xml version="1.0" encoding="utf-8"?>
<math xmlns="http://www.w3.org/1998/Math/MathML" display="block">
  <semantics>
    <mrow>
      <mi>F</mi>
      <mo stretchy="false">=</mo>
      <mfrac>
        <mn>1</mn>
        <mrow>
          <mn>1</mn>
          <mo stretchy="false">+</mo>
          <msup>
            <mi>e</mi>
            <mrow>
              <mo stretchy="false">−</mo>
              <mi>x</mi>
            </mrow>
          </msup>
        </mrow>
      </mfrac>
    </mrow>
    <annotation encoding="StarMath 5.0">F= frac {1}{1+e^{-x} }</annotation>
  </semantics>
</math>
</file>

<file path=Object 8/content.xml><?xml version="1.0" encoding="utf-8"?>
<math xmlns="http://www.w3.org/1998/Math/MathML" display="block">
  <semantics>
    <msub>
      <mi>d</mi>
      <mi>j</mi>
    </msub>
    <annotation encoding="StarMath 5.0">d_{j}</annotation>
  </semantics>
</math>
</file>

<file path=Object 9/content.xml><?xml version="1.0" encoding="utf-8"?>
<math xmlns="http://www.w3.org/1998/Math/MathML" display="block">
  <semantics>
    <mrow>
      <mi>E</mi>
      <mo stretchy="false">=</mo>
      <mrow>
        <mfrac>
          <mn>1</mn>
          <mn>2</mn>
        </mfrac>
        <mo stretchy="false">⋅</mo>
        <mrow>
          <munder>
            <mo stretchy="false">∑</mo>
            <mi>j</mi>
          </munder>
          <msup>
            <mrow>
              <mo fence="true" form="prefix" stretchy="false">(</mo>
              <mrow>
                <mrow>
                  <msub>
                    <mi>y</mi>
                    <mi>j</mi>
                  </msub>
                  <mo stretchy="false">−</mo>
                  <msub>
                    <mi>d</mi>
                    <mi>j</mi>
                  </msub>
                </mrow>
              </mrow>
              <mo fence="true" form="postfix" stretchy="false">)</mo>
            </mrow>
            <mn>2</mn>
          </msup>
        </mrow>
      </mrow>
    </mrow>
    <annotation encoding="StarMath 5.0">E={frac{1}{2}} cdot sum from{j} (y_{j}-d_{j})^{2}  </annotation>
  </semantics>
</math>
</file>